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9a8fb" officeooo:paragraph-rsid="00180536" style:font-size-asian="11pt" style:font-size-complex="11pt"/>
    </style:style>
    <style:style style:name="P2" style:family="paragraph" style:parent-style-name="Standard">
      <style:text-properties style:font-name="Calibri" fo:font-size="11pt" officeooo:rsid="00180536" officeooo:paragraph-rsid="00180536" style:font-size-asian="11pt" style:font-size-complex="11pt"/>
    </style:style>
    <style:style style:name="P3" style:family="paragraph" style:parent-style-name="Standard">
      <style:text-properties style:font-name="Calibri" fo:font-size="11pt" fo:font-weight="bold" officeooo:rsid="0009a8fb" officeooo:paragraph-rsid="00180536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" fo:font-size="11pt" fo:font-weight="bold" officeooo:rsid="000d669c" officeooo:paragraph-rsid="00180536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180536" officeooo:paragraph-rsid="00180536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EC 353</text:p>
      <text:p text:style-name="P4"/>
      <text:p text:style-name="P4">Programming assignment 2</text:p>
      <text:p text:style-name="P5">Test description</text:p>
      <text:p text:style-name="P1"/>
      <text:p text:style-name="P1">Lucas David</text:p>
      <text:p text:style-name="P1">ld492@drexel.edu</text:p>
      <text:p text:style-name="P1"/>
      <text:p text:style-name="P1"/>
      <text:p text:style-name="P1"/>
      <text:p text:style-name="P2">1. Open a terminal and type ./server and press enter, the server will start to work.</text:p>
      <text:p text:style-name="P2">3. Open another terminal and type ./client &lt;&lt;username&gt;&gt;, then press enter. The server will display a message informing the enter of that client.</text:p>
      <text:p text:style-name="P2">4. Open more terminals and join new users...</text:p>
      <text:p text:style-name="P2">5. Type any message in one of the clients and press enter, the message will be displayed on all other users.</text:p>
      <text:p text:style-name="P2">6. Send private messages, start the message with @&lt;&lt;username&gt;&gt;</text:p>
      <text:p text:style-name="P2"><text:s text:c="4"/>Examples:</text:p>
      <text:p text:style-name="P2"><text:s text:c="8"/>@lucasdavid hey lucas!</text:p>
      <text:p text:style-name="P2"><text:s text:c="8"/>@maria I am potato!</text:p>
      <text:p text:style-name="P2"><text:s text:c="8"/>@johnpaul I solved the last issue!</text:p>
      <text:p text:style-name="P2">7. Press ctrl+c in one of the clients to exit from the chat. Messages will be displayed to the exit user and to the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14:07:40.467000000</meta:creation-date>
    <dc:date>2014-03-23T14:13:42.559000000</dc:date>
    <meta:editing-duration>P0D</meta:editing-duration>
    <meta:editing-cycles>1</meta:editing-cycles>
    <meta:document-statistic meta:table-count="0" meta:image-count="0" meta:object-count="0" meta:page-count="1" meta:paragraph-count="15" meta:word-count="126" meta:character-count="752" meta:non-whitespace-character-count="613"/>
    <meta:generator>LibreOffice/4.1.4.2$Windows_x86 LibreOffice_project/0a0440ccc0227ad9829de5f46be37cfb6edcf72</meta:generator>
  </office:meta>
</office:document-meta>
</file>